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8]-[.C8] =0; &quot;Concluído&quot;; IF([.C8]=0;&quot;Pendente&quot;;&quot;Iniciada&quot;))" office:value-type="string" office:string-value="Iniciada" calcext:value-type="string">
            <text:p>Iniciada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formula="of:=IF([.B9]-[.C9] =0; &quot;Concluído&quot;; IF([.C9]=0;&quot;Pendente&quot;;&quot;Iniciada&quot;))" office:value-type="string" office:string-value="Pendente" calcext:value-type="string">
            <text:p>Pendente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6" calcext:value-type="float">
            <text:p>6</text:p>
          </table:table-cell>
          <table:table-cell table:style-name="ce29" table:formula="of:=[.C13]/[.C16]" office:value-type="percentage" office:value="0.666666666666667" calcext:value-type="percentage">
            <text:p>66,67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2" calcext:value-type="float">
            <text:p>2</text:p>
          </table:table-cell>
          <table:table-cell table:style-name="ce29" table:formula="of:=[.C14]/[.C16]" office:value-type="percentage" office:value="0.222222222222222" calcext:value-type="percentage">
            <text:p>22,22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1" calcext:value-type="float">
            <text:p>1</text:p>
          </table:table-cell>
          <table:table-cell table:style-name="ce29" table:formula="of:=[.C15]/[.C16]" office:value-type="percentage" office:value="0.111111111111111" calcext:value-type="percentage">
            <text:p>11,11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52" calcext:value-type="float">
            <text:p>52</text:p>
          </table:table-cell>
          <table:table-cell table:style-name="ce29" table:formula="of:=[.C20]/[.C19]" office:value-type="percentage" office:value="0.753623188405797" calcext:value-type="percentage">
            <text:p>75,36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17" calcext:value-type="float">
            <text:p>17</text:p>
          </table:table-cell>
          <table:table-cell table:style-name="ce29" table:formula="of:=[.C21]/[.C19]" office:value-type="percentage" office:value="0.246376811594203" calcext:value-type="percentage">
            <text:p>24,6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6:48:46.563696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0T16:52:20.369339000</dc:date>
    <meta:editing-duration>PT7H17M33S</meta:editing-duration>
    <meta:editing-cycles>45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6">
                <text:p>6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52">
                <text:p>52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